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8982" officeooo:paragraph-rsid="00148982"/>
    </style:style>
    <style:style style:name="P2" style:family="paragraph" style:parent-style-name="Standard">
      <style:paragraph-properties fo:text-align="center" style:justify-single-word="false"/>
      <style:text-properties fo:font-size="16pt" officeooo:rsid="00148982" officeooo:paragraph-rsid="0014898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rsid="0015fe3b" officeooo:paragraph-rsid="0015fe3b"/>
    </style:style>
    <style:style style:name="P4" style:family="paragraph" style:parent-style-name="Standard">
      <style:paragraph-properties fo:text-align="start" style:justify-single-word="false"/>
      <style:text-properties officeooo:rsid="0016d929" officeooo:paragraph-rsid="0016d929"/>
    </style:style>
    <style:style style:name="P5" style:family="paragraph" style:parent-style-name="Standard">
      <style:paragraph-properties fo:text-align="start" style:justify-single-word="false"/>
      <style:text-properties officeooo:rsid="0016d929" officeooo:paragraph-rsid="00216df8"/>
    </style:style>
    <style:style style:name="P6" style:family="paragraph" style:parent-style-name="Standard">
      <style:paragraph-properties fo:text-align="start" style:justify-single-word="false"/>
      <style:text-properties officeooo:rsid="0018dce5" officeooo:paragraph-rsid="0018dce5"/>
    </style:style>
    <style:style style:name="P7" style:family="paragraph" style:parent-style-name="Standard">
      <style:paragraph-properties fo:text-align="start" style:justify-single-word="false"/>
      <style:text-properties officeooo:rsid="001aa11f" officeooo:paragraph-rsid="001aa11f"/>
    </style:style>
    <style:style style:name="P8" style:family="paragraph" style:parent-style-name="Standard">
      <style:paragraph-properties fo:text-align="start" style:justify-single-word="false"/>
      <style:text-properties officeooo:rsid="001d004c" officeooo:paragraph-rsid="001d004c"/>
    </style:style>
    <style:style style:name="P9" style:family="paragraph" style:parent-style-name="Standard">
      <style:paragraph-properties fo:text-align="start" style:justify-single-word="false"/>
      <style:text-properties officeooo:rsid="00216df8" officeooo:paragraph-rsid="00216df8"/>
    </style:style>
    <style:style style:name="P10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11" style:family="paragraph" style:parent-style-name="Standard">
      <style:paragraph-properties fo:text-align="start" style:justify-single-word="false"/>
      <style:text-properties officeooo:rsid="00249a33" officeooo:paragraph-rsid="00249a33"/>
    </style:style>
    <style:style style:name="P12" style:family="paragraph" style:parent-style-name="Standard">
      <style:paragraph-properties fo:text-align="start" style:justify-single-word="false"/>
      <style:text-properties officeooo:rsid="0024ec1b" officeooo:paragraph-rsid="0024ec1b"/>
    </style:style>
    <style:style style:name="P13" style:family="paragraph" style:parent-style-name="Standard">
      <style:paragraph-properties fo:text-align="start" style:justify-single-word="false"/>
      <style:text-properties officeooo:rsid="00262a41" officeooo:paragraph-rsid="00262a41"/>
    </style:style>
    <style:style style:name="P14" style:family="paragraph" style:parent-style-name="Standard">
      <style:paragraph-properties fo:text-align="start" style:justify-single-word="false"/>
      <style:text-properties officeooo:rsid="002662b6" officeooo:paragraph-rsid="002662b6"/>
    </style:style>
    <style:style style:name="P15" style:family="paragraph" style:parent-style-name="Standard">
      <style:paragraph-properties fo:text-align="start" style:justify-single-word="false"/>
      <style:text-properties officeooo:rsid="0028313d" officeooo:paragraph-rsid="0028313d"/>
    </style:style>
    <style:style style:name="P16" style:family="paragraph" style:parent-style-name="Standard">
      <style:paragraph-properties fo:text-align="start" style:justify-single-word="false"/>
      <style:text-properties officeooo:rsid="0028d53a" officeooo:paragraph-rsid="0028d53a"/>
    </style:style>
    <style:style style:name="P17" style:family="paragraph" style:parent-style-name="Standard">
      <style:paragraph-properties fo:text-align="start" style:justify-single-word="false"/>
      <style:text-properties officeooo:rsid="002983c3" officeooo:paragraph-rsid="002983c3"/>
    </style:style>
    <style:style style:name="P18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19" style:family="paragraph" style:parent-style-name="Standard">
      <style:paragraph-properties fo:text-align="start" style:justify-single-word="false"/>
      <style:text-properties officeooo:rsid="002af169" officeooo:paragraph-rsid="002af169"/>
    </style:style>
    <style:style style:name="P20" style:family="paragraph" style:parent-style-name="Standard">
      <style:paragraph-properties fo:text-align="start" style:justify-single-word="false"/>
      <style:text-properties officeooo:rsid="002e95a1" officeooo:paragraph-rsid="002e95a1"/>
    </style:style>
    <style:style style:name="P21" style:family="paragraph" style:parent-style-name="Standard">
      <style:paragraph-properties fo:text-align="start" style:justify-single-word="false"/>
      <style:text-properties officeooo:rsid="0022e761" officeooo:paragraph-rsid="0022e761"/>
    </style:style>
    <style:style style:name="P22" style:family="paragraph" style:parent-style-name="Standard">
      <style:paragraph-properties fo:text-align="start" style:justify-single-word="false"/>
      <style:text-properties officeooo:rsid="002fa08f" officeooo:paragraph-rsid="002fa08f"/>
    </style:style>
    <style:style style:name="P23" style:family="paragraph" style:parent-style-name="Standard">
      <style:paragraph-properties fo:text-align="start" style:justify-single-word="false"/>
      <style:text-properties officeooo:rsid="00300b57" officeooo:paragraph-rsid="00300b57"/>
    </style:style>
    <style:style style:name="P24" style:family="paragraph" style:parent-style-name="Standard">
      <style:paragraph-properties fo:text-align="start" style:justify-single-word="false"/>
      <style:text-properties officeooo:rsid="0031aeaf" officeooo:paragraph-rsid="0031aeaf"/>
    </style:style>
    <style:style style:name="T1" style:family="text">
      <style:text-properties officeooo:rsid="00164c6b"/>
    </style:style>
    <style:style style:name="T2" style:family="text">
      <style:text-properties officeooo:rsid="0018dce5"/>
    </style:style>
    <style:style style:name="T3" style:family="text">
      <style:text-properties officeooo:rsid="001aa11f"/>
    </style:style>
    <style:style style:name="T4" style:family="text">
      <style:text-properties officeooo:rsid="001baaee"/>
    </style:style>
    <style:style style:name="T5" style:family="text">
      <style:text-properties officeooo:rsid="001d75cc"/>
    </style:style>
    <style:style style:name="T6" style:family="text">
      <style:text-properties officeooo:rsid="001ec879"/>
    </style:style>
    <style:style style:name="T7" style:family="text">
      <style:text-properties officeooo:rsid="001fb4d5"/>
    </style:style>
    <style:style style:name="T8" style:family="text">
      <style:text-properties officeooo:rsid="0020b56e"/>
    </style:style>
    <style:style style:name="T9" style:family="text">
      <style:text-properties officeooo:rsid="00216df8"/>
    </style:style>
    <style:style style:name="T10" style:family="text">
      <style:text-properties officeooo:rsid="0022e761"/>
    </style:style>
    <style:style style:name="T11" style:family="text">
      <style:text-properties officeooo:rsid="00249a33"/>
    </style:style>
    <style:style style:name="T12" style:family="text">
      <style:text-properties officeooo:rsid="00262a41"/>
    </style:style>
    <style:style style:name="T13" style:family="text">
      <style:text-properties officeooo:rsid="002662b6"/>
    </style:style>
    <style:style style:name="T14" style:family="text">
      <style:text-properties officeooo:rsid="0028313d"/>
    </style:style>
    <style:style style:name="T15" style:family="text">
      <style:text-properties officeooo:rsid="0016d929"/>
    </style:style>
    <style:style style:name="T16" style:family="text">
      <style:text-properties officeooo:rsid="002af169"/>
    </style:style>
    <style:style style:name="T17" style:family="text">
      <style:text-properties officeooo:rsid="0028d53a"/>
    </style:style>
    <style:style style:name="T18" style:family="text">
      <style:text-properties officeooo:rsid="00300b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oke Test <text:span text:style-name="T13">do Sistema de Gerenciamento de Tickets</text:span></text:p>
      <text:p text:style-name="P1"/>
      <text:p text:style-name="P3"><text:span text:style-name="T8">TESTE: </text:span>Ver listagem de eventos</text:p>
      <text:p text:style-name="P3"/>
      <text:p text:style-name="P3">Objetivo: Ver a listagem de todos os eventos no sistema.</text:p>
      <text:p text:style-name="P3">Resultado esperado: Acessar com sucesso uma listagem contendo todos os eventos no sistema.</text:p>
      <text:p text:style-name="P3"/>
      <text:p text:style-name="P3"><text:span text:style-name="T7">1</text:span>-<text:span text:style-name="T1">Acessar o sistema</text:span></text:p>
      <text:p text:style-name="P3"><text:span text:style-name="T7">2</text:span>-<text:span text:style-name="T1">Selecionar a tela de listagem de eventos</text:span></text:p>
      <text:p text:style-name="P3"><text:span text:style-name="T7">3</text:span>-<text:span text:style-name="T3">Selecionar opção de ver todos</text:span></text:p>
      <text:p text:style-name="P3"/>
      <text:p text:style-name="P4"><text:span text:style-name="T8">TESTE: </text:span>Fazer cadastro <text:span text:style-name="T2">de usuário </text:span>no sistema</text:p>
      <text:p text:style-name="P4"/>
      <text:p text:style-name="P4">Objetivo: Fazer cadastro no sistema.</text:p>
      <text:p text:style-name="P4">Resultado esperado: Fazer cadastro no sistema <text:span text:style-name="T9">e receber mensagem de confirmação</text:span>.</text:p>
      <text:p text:style-name="P4"/>
      <text:p text:style-name="P4"><text:span text:style-name="T7">1</text:span>-Acessar o sistema</text:p>
      <text:p text:style-name="P4"><text:span text:style-name="T7">2</text:span>-Selecionar a opção de fazer cadastro</text:p>
      <text:p text:style-name="P4"><text:span text:style-name="T7">3</text:span>-Inserir <text:span text:style-name="T6">o valor “01806557100” no campo CPF</text:span></text:p>
      <text:p text:style-name="P4"><text:span text:style-name="T7">4</text:span>-<text:span text:style-name="T6">Inserir o valor <text:s/>“AbcDe1” no campo senha</text:span></text:p>
      <text:p text:style-name="P4"><text:span text:style-name="T7">5</text:span>-<text:span text:style-name="T3">Clicar no botão enter.</text:span></text:p>
      <text:p text:style-name="P4"/>
      <text:p text:style-name="P6"><text:span text:style-name="T8">TESTE: </text:span>Fazer log in no sistema</text:p>
      <text:p text:style-name="P6"/>
      <text:p text:style-name="P6">Objetivo: Fazer log in no sistema</text:p>
      <text:p text:style-name="P6">Resultado esperado: iniciar uma sessão no sistema com sucesso</text:p>
      <text:p text:style-name="P7">Requisitos: Ter um cadastro no sistema <text:span text:style-name="T6">(Teste: Fazer login no sistema).</text:span></text:p>
      <text:p text:style-name="P6"/>
      <text:p text:style-name="P6"><text:span text:style-name="T7">1</text:span>-<text:span text:style-name="T3">Acessar o sistema</text:span></text:p>
      <text:p text:style-name="P6"><text:span text:style-name="T7">2</text:span>-<text:span text:style-name="T3">Selecionar opção de fazer log in</text:span></text:p>
      <text:p text:style-name="P5"><text:span text:style-name="T7">3</text:span>-Inserir <text:span text:style-name="T6">o valor “01806557100” no campo CPF</text:span></text:p>
      <text:p text:style-name="P5"><text:span text:style-name="T7">4</text:span>-<text:span text:style-name="T6">Inserir o valor <text:s/>“AbcDe1” no campo senha</text:span></text:p>
      <text:p text:style-name="P6"><text:span text:style-name="T9">5</text:span>-<text:span text:style-name="T4">Clicar no botão enter</text:span></text:p>
      <text:p text:style-name="P6"/>
      <text:p text:style-name="P8"><text:span text:style-name="T8">TESTE: </text:span>Fazer pesquisa por evento</text:p>
      <text:p text:style-name="P8"/>
      <text:p text:style-name="P8">Objetivo: Fazer uma pesquisa por algum evento, utilizando data de início e término do período, nome da cidade ou sigla do estado.</text:p>
      <text:p text:style-name="P8">Resultado esperado: inserir os dados para fazer a pesquisa, confirmar <text:span text:style-name="T5">os campos e visualizar o resultado contendo os eventos de acordo com os parametros.</text:span></text:p>
      <text:p text:style-name="P8"/>
      <text:p text:style-name="P8"><text:span text:style-name="T7">1</text:span>-<text:span text:style-name="T5">Acessar o sistema</text:span></text:p>
      <text:p text:style-name="P8"><text:span text:style-name="T7">2</text:span>-<text:span text:style-name="T5">Selecionar opção de pesquisa de evento</text:span></text:p>
      <text:p text:style-name="P13">3-Inserir o valor “RS” no estado</text:p>
      <text:p text:style-name="P13">4-Inserir o valor “Brasília” no campo cidade</text:p>
      <text:p text:style-name="P8"><text:span text:style-name="T7">5</text:span>-<text:span text:style-name="T5">Clicar no botão enter</text:span></text:p>
      <text:p text:style-name="P8"><text:span text:style-name="T7">6</text:span>-<text:span text:style-name="T5">Visualizar o resultado</text:span></text:p>
      <text:p text:style-name="P8"/>
      <text:p text:style-name="P8"><text:soft-page-break/></text:p>
      <text:p text:style-name="P9">TESTE: <text:span text:style-name="T10">Fazer cadastro de evento</text:span></text:p>
      <text:p text:style-name="P9"/>
      <text:p text:style-name="P10">Objetivo: Fazer cadastro de um evento no sistema.</text:p>
      <text:p text:style-name="P10">Resultado esperado: inserir os dados para fazer o cadastro, apertar enter e receber uma mensagem de confirmação.</text:p>
      <text:p text:style-name="P20">Requisitos: Fazer log in no sistema</text:p>
      <text:p text:style-name="P10"/>
      <text:p text:style-name="P10">1-Acessar o sistema</text:p>
      <text:p text:style-name="P10">2-Selecionar opção para fazer cadastro de evento</text:p>
      <text:p text:style-name="P10">3-Inserir o valor “12” no campo faixa</text:p>
      <text:p text:style-name="P10">4-<text:span text:style-name="T11">Inserir o valor “0” no campo classe</text:span></text:p>
      <text:p text:style-name="P11">5-Inserir o valor “RS” no campo estado</text:p>
      <text:p text:style-name="P11">6-Inserir o valor “Brasília” no campo cidade</text:p>
      <text:p text:style-name="P11">7-Inserir o valor “Teste” no campo nome</text:p>
      <text:p text:style-name="P11">8-Inserir o valor “111” no campo código</text:p>
      <text:p text:style-name="P11">9-Clicar <text:span text:style-name="T12">no botão </text:span>enter</text:p>
      <text:p text:style-name="P11"/>
      <text:p text:style-name="P14">TESTE: <text:span text:style-name="T14">Requisitar ticket</text:span></text:p>
      <text:p text:style-name="P14"/>
      <text:p text:style-name="P15">Objetivo: <text:span text:style-name="T16">r</text:span>equisitar tickets para o sistema</text:p>
      <text:p text:style-name="P15">Resultado esperado: inserir os dados necessários e receber a confirmação do sistema.</text:p>
      <text:p text:style-name="P16">Requisitos: ter feito teste “<text:span text:style-name="T15">Fazer cadastro de usuário no sistema” </text:span>e “<text:span text:style-name="T2">Fazer log in no sistema</text:span>”</text:p>
      <text:p text:style-name="P12"/>
      <text:p text:style-name="P15">1-Acessar o sistema</text:p>
      <text:p text:style-name="P15">2-Selecionar opção de pegar ticket </text:p>
      <text:p text:style-name="P15">3-Inserir o valor “111” no campo de código</text:p>
      <text:p text:style-name="P15">4-Inserir o valor “2” no campo de quantidade</text:p>
      <text:p text:style-name="P15">5-Clicar no botão enter</text:p>
      <text:p text:style-name="P15"/>
      <text:p text:style-name="P17">TESTE: <text:span text:style-name="T16">Editar usuário</text:span></text:p>
      <text:p text:style-name="P17"/>
      <text:p text:style-name="P18">Objetivo: atualizar os dados do usuário no sistema</text:p>
      <text:p text:style-name="P18">Resultado esperado: inserir novos dados do usuário e modificar as informações guardadas no banco</text:p>
      <text:p text:style-name="P18">Requisitos: <text:s/><text:span text:style-name="T17">ter feito teste “Fazer cadastro de usuário no sistema” e “Fazer log in no sistema”</text:span></text:p>
      <text:p text:style-name="P18"/>
      <text:p text:style-name="P18">1-Acessar o sistema</text:p>
      <text:p text:style-name="P18">2-Selecionar opção de editar usuário</text:p>
      <text:p text:style-name="P18">3-Inserir o valor “<text:span text:style-name="T6">Abc</text:span>F<text:span text:style-name="T6">e1</text:span>” no campo senha</text:p>
      <text:p text:style-name="P18">4-Clicar no botão enter</text:p>
      <text:p text:style-name="P18"/>
      <text:p text:style-name="P20">TESTE: Ver listagem de apresentações</text:p>
      <text:p text:style-name="P20"/>
      <text:p text:style-name="P20">Objetivo: listar todas as apresentações disponíveis no sistema.</text:p>
      <text:p text:style-name="P20">Resultado esperado: listagem com todas as apresentações mostrada com sucesso.</text:p>
      <text:p text:style-name="P20"><text:s/></text:p>
      <text:p text:style-name="P20">1-Acessar o sistema</text:p>
      <text:p text:style-name="P20">2-Selecionar opção de ver listagem de apresentações</text:p>
      <text:p text:style-name="P20"/>
      <text:p text:style-name="P20"><text:soft-page-break/></text:p>
      <text:p text:style-name="P20">TESTE: Cadastrar apresentação</text:p>
      <text:p text:style-name="P20"/>
      <text:p text:style-name="P20">Objetivo: cadastrar apresentação.</text:p>
      <text:p text:style-name="P20">Resultado esperado: apresentação cadastrada com sucesso.</text:p>
      <text:p text:style-name="P20">Requisitos: Cadastrar evento.</text:p>
      <text:p text:style-name="P20"/>
      <text:p text:style-name="P22">1-Selecionar opção de cadastrar apresentação.</text:p>
      <text:p text:style-name="P22">2-Inserir o valor “0123” no campo código.</text:p>
      <text:p text:style-name="P22">3-<text:span text:style-name="T18">Inserir o valor “21/12/99” no campo data.</text:span></text:p>
      <text:p text:style-name="P23">4-Inserir o valor “07:00” no campo horário.</text:p>
      <text:p text:style-name="P23">5-Inserir o valor “1000,00” no campo preço.</text:p>
      <text:p text:style-name="P24">6-Inserir o valor “1” no campo numero sala.</text:p>
      <text:p text:style-name="P24">7-Inserir o valor “250” no campo disponibilidade.</text:p>
      <text:p text:style-name="P24">8-Clicar no botão enter.</text:p>
      <text:p text:style-name="P24"/>
      <text:p text:style-name="P24">TESTE: Comprar ticket</text:p>
      <text:p text:style-name="P24"/>
      <text:p text:style-name="P24">Objetivo: comprar ticket de alguma apresentação.</text:p>
      <text:p text:style-name="P24">Resultado esperado: ticket comprado com sucesso.</text:p>
      <text:p text:style-name="P24">Requisitos: Cadastrar evento, Fazer log in no sistema.</text:p>
      <text:p text:style-name="P24"/>
      <text:p text:style-name="P24">1-Selecionar opção de comprar ticket.</text:p>
      <text:p text:style-name="P24">2-Inserir o valor “0123” no campo código de apresentação.</text:p>
      <text:p text:style-name="P24">3-Clicar no botão enter.</text:p>
      <text:p text:style-name="P1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6:20:33.383351450</meta:creation-date>
    <dc:date>2019-06-23T17:08:05.236976701</dc:date>
    <meta:editing-duration>PT2H1M48S</meta:editing-duration>
    <meta:editing-cycles>18</meta:editing-cycles>
    <meta:generator>LibreOffice/6.2.4.2$Linux_X86_64 LibreOffice_project/20$Build-2</meta:generator>
    <meta:document-statistic meta:table-count="0" meta:image-count="0" meta:object-count="0" meta:page-count="3" meta:paragraph-count="88" meta:word-count="598" meta:character-count="3850" meta:non-whitespace-character-count="3334"/>
  </office:meta>
</office:document-meta>
</file>